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1.091cm" table:align="margins"/>
    </style:style>
    <style:style style:name="Tabelle1.A" style:family="table-column">
      <style:table-column-properties style:column-width="7.029cm" style:rel-column-width="3985*"/>
    </style:style>
    <style:style style:name="Tabelle1.B" style:family="table-column">
      <style:table-column-properties style:column-width="7.031cm" style:rel-column-width="3986*"/>
    </style:style>
    <style:style style:name="Tabelle1.1" style:family="table-row">
      <style:table-row-properties style:min-row-height="5.19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5.198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5.2cm"/>
    </style:style>
    <style:style style:name="P1" style:family="paragraph" style:parent-style-name="Table_20_Contents">
      <style:paragraph-properties>
        <style:tab-stops>
          <style:tab-stop style:position="2.097cm"/>
        </style:tab-stops>
      </style:paragraph-properties>
      <style:text-properties fo:font-size="9pt" officeooo:rsid="00099170" officeooo:paragraph-rsid="000b54d5" style:font-size-asian="9pt" style:font-size-complex="9pt"/>
    </style:style>
    <style:style style:name="P2" style:family="paragraph" style:parent-style-name="Table_20_Contents">
      <style:text-properties fo:font-size="9pt" officeooo:rsid="00099170" officeooo:paragraph-rsid="000b54d5" style:font-size-asian="9pt" style:font-size-complex="9pt"/>
    </style:style>
    <style:style style:name="P3" style:family="paragraph" style:parent-style-name="Table_20_Contents">
      <style:text-properties fo:font-size="9pt" officeooo:rsid="000a7f34" officeooo:paragraph-rsid="000b54d5" style:font-size-asian="9pt" style:font-size-complex="9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9pt" officeooo:rsid="00099170" officeooo:paragraph-rsid="000b54d5" style:font-size-asian="9pt" style:font-size-complex="9pt"/>
    </style:style>
    <style:style style:name="P5" style:family="paragraph" style:parent-style-name="Standard">
      <style:paragraph-properties>
        <style:tab-stops>
          <style:tab-stop style:position="2.193cm"/>
        </style:tab-stops>
      </style:paragraph-properties>
      <style:text-properties fo:font-size="9pt" officeooo:rsid="00099170" officeooo:paragraph-rsid="000cc481" style:font-size-asian="9pt" style:font-size-complex="9pt"/>
    </style:style>
    <style:style style:name="P6" style:family="paragraph" style:parent-style-name="Standard">
      <style:paragraph-properties>
        <style:tab-stops>
          <style:tab-stop style:position="2.193cm"/>
        </style:tab-stops>
      </style:paragraph-properties>
      <style:text-properties fo:font-size="9pt" officeooo:rsid="000a7f34" officeooo:paragraph-rsid="000b54d5" style:font-size-asian="9pt" style:font-size-complex="9pt"/>
    </style:style>
    <style:style style:name="P7" style:family="paragraph" style:parent-style-name="Standard">
      <style:paragraph-properties>
        <style:tab-stops>
          <style:tab-stop style:position="2.193cm"/>
        </style:tab-stops>
      </style:paragraph-properties>
      <style:text-properties fo:font-size="9pt" officeooo:rsid="000a7f34" officeooo:paragraph-rsid="000d95ad" style:font-size-asian="9pt" style:font-size-complex="9pt"/>
    </style:style>
    <style:style style:name="P8" style:family="paragraph" style:parent-style-name="Standard">
      <style:text-properties officeooo:paragraph-rsid="000d95ad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c2949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d95ad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c2949" style:font-size-asian="8pt" style:font-size-complex="8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d95ad" style:font-size-asian="8pt" style:font-size-complex="8pt"/>
    </style:style>
    <style:style style:name="P13" style:family="paragraph" style:parent-style-name="Table_20_Contents">
      <style:text-properties fo:font-size="9pt" officeooo:rsid="000a7f34" officeooo:paragraph-rsid="000b54d5" style:font-size-asian="9pt" style:font-size-complex="9pt"/>
    </style:style>
    <style:style style:name="P14" style:family="paragraph" style:parent-style-name="Table_20_Contents">
      <style:text-properties fo:font-size="9pt" officeooo:rsid="000a7f34" officeooo:paragraph-rsid="000a7f34" style:font-size-asian="9pt" style:font-size-complex="9pt"/>
    </style:style>
    <style:style style:name="P15" style:family="paragraph" style:parent-style-name="Table_20_Contents">
      <style:text-properties fo:font-size="9pt" officeooo:rsid="00099170" officeooo:paragraph-rsid="00099170" style:font-size-asian="9pt" style:font-size-complex="9pt"/>
    </style:style>
    <style:style style:name="P16" style:family="paragraph" style:parent-style-name="Table_20_Contents">
      <style:paragraph-properties>
        <style:tab-stops>
          <style:tab-stop style:position="2.097cm"/>
        </style:tab-stops>
      </style:paragraph-properties>
      <style:text-properties fo:font-size="9pt" officeooo:rsid="00099170" officeooo:paragraph-rsid="000a7f34" style:font-size-asian="9pt" style:font-size-complex="9pt"/>
    </style:style>
    <style:style style:name="P17" style:family="paragraph" style:parent-style-name="Table_20_Contents">
      <style:paragraph-properties>
        <style:tab-stops>
          <style:tab-stop style:position="2.193cm"/>
        </style:tab-stops>
      </style:paragraph-properties>
      <style:text-properties fo:font-size="9pt" officeooo:rsid="00099170" officeooo:paragraph-rsid="00099170" style:font-size-asian="9pt" style:font-size-complex="9pt"/>
    </style:style>
    <style:style style:name="P18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b54d5" style:font-size-asian="8pt" style:font-size-complex="8pt"/>
    </style:style>
    <style:style style:name="P19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c2949" style:font-size-asian="8pt" style:font-size-complex="8pt"/>
    </style:style>
    <style:style style:name="P20" style:family="paragraph" style:parent-style-name="Table_20_Contents">
      <style:paragraph-properties fo:margin-top="0cm" fo:margin-bottom="0cm" loext:contextual-spacing="false" fo:line-height="100%">
        <style:tab-stops>
          <style:tab-stop style:position="2.097cm"/>
        </style:tab-stops>
      </style:paragraph-properties>
      <style:text-properties fo:font-size="8pt" officeooo:rsid="00099170" officeooo:paragraph-rsid="000b54d5" style:font-size-asian="8pt" style:font-size-complex="8pt"/>
    </style:style>
    <style:style style:name="P21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d95ad" style:font-size-asian="8pt" style:font-size-complex="8pt"/>
    </style:style>
    <style:style style:name="P22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b54d5" style:font-size-asian="1.75pt" style:font-size-complex="2pt"/>
    </style:style>
    <style:style style:name="P23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c2949" style:font-size-asian="1.75pt" style:font-size-complex="2pt"/>
    </style:style>
    <style:style style:name="P24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d95ad" style:font-size-asian="1.75pt" style:font-size-complex="2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1.492cm"/>
        </style:tab-stops>
      </style:paragraph-properties>
      <style:text-properties fo:font-size="8pt" officeooo:rsid="00099170" officeooo:paragraph-rsid="000b54d5" style:font-size-asian="8pt" style:font-size-complex="8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c2949" officeooo:paragraph-rsid="000c2949" style:font-size-asian="8pt" style:font-size-complex="8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2pt" officeooo:rsid="000c2949" officeooo:paragraph-rsid="000c2949" style:font-size-asian="1.75pt" style:font-size-complex="2pt"/>
    </style:style>
    <style:style style:name="P2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9pt" officeooo:rsid="00099170" officeooo:paragraph-rsid="00099170" style:font-size-asian="9pt" style:font-size-complex="9pt"/>
    </style:style>
    <style:style style:name="T1" style:family="text">
      <style:text-properties officeooo:rsid="000a7f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f34" style:font-weight-asian="bold" style:font-weight-complex="bold"/>
    </style:style>
    <style:style style:name="T4" style:family="text">
      <style:text-properties fo:font-weight="bold" officeooo:rsid="000cc481" style:font-weight-asian="bold" style:font-weight-complex="bold"/>
    </style:style>
    <style:style style:name="T5" style:family="text">
      <style:text-properties fo:font-weight="bold" officeooo:rsid="000c2949" style:font-weight-asian="bold" style:font-weight-complex="bold"/>
    </style:style>
    <style:style style:name="T6" style:family="text">
      <style:text-properties fo:font-weight="bold" officeooo:rsid="000d95ad" style:font-weight-asian="bold" style:font-weight-complex="bold"/>
    </style:style>
    <style:style style:name="T7" style:family="text">
      <style:text-properties officeooo:rsid="000d95ad"/>
    </style:style>
    <style:style style:name="T8" style:family="text">
      <style:text-properties officeooo:rsid="000c2949"/>
    </style:style>
    <style:style style:name="T9" style:family="text">
      <style:text-properties officeooo:rsid="000c655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2949" style:font-weight-asian="normal" style:font-weight-complex="normal"/>
    </style:style>
    <style:style style:name="T12" style:family="text">
      <style:text-properties fo:font-weight="normal" officeooo:rsid="000c655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2"/>
        <table:table-row table:style-name="Tabelle1.1">
          <table:table-cell table:style-name="Tabelle1.A1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A1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C1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</table:table-row>
        <table:table-row table:style-name="Tabelle1.2">
          <table:table-cell table:style-name="Tabelle1.A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A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C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</table:table-row>
        <table:table-row table:style-name="Tabelle1.3">
          <table:table-cell table:style-name="Tabelle1.A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A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C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</table:table-row>
        <table:table-row table:style-name="Tabelle1.3">
          <table:table-cell table:style-name="Tabelle1.A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A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  <table:table-cell table:style-name="Tabelle1.C2" office:value-type="string">
            <text:p text:style-name="P9"><text:span text:style-name="T8">0</text:span>3.<text:span text:style-name="T8">10.</text:span>2016 <text:s/><text:span text:style-name="T6">Einheitsschießen</text:span><text:span text:style-name="T2"> </text:span><text:span text:style-name="T5">und</text:span></text:p>
            <text:p text:style-name="P11"><text:span text:style-name="T5"><text:s text:c="20"/>Vereinsmeisterschaften <text:s text:c="6"/></text:span>10.<text:span text:style-name="T9">00</text:span> Uhr</text:p>
            <text:p text:style-name="P24"/>
            <text:p text:style-name="P21">_____ <text:s text:c="9"/><text:span text:style-name="T6">Herbst</text:span><text:span text:style-name="T2">putz <text:s text:c="27"/>____ <text:s/></text:span><text:span text:style-name="T11">Uhr</text:span></text:p>
            <text:p text:style-name="P24"><text:span text:style-name="T11"/></text:p>
            <text:p text:style-name="P21"><text:span text:style-name="T7">26</text:span>.<text:span text:style-name="T7">11.</text:span> <text:s text:c="9"/><text:span text:style-name="T6">Weihnachtsbaum aufstellen</text:span></text:p>
            <text:p text:style-name="P21"><text:span text:style-name="T7"><text:s text:c="20"/></text:span><text:span text:style-name="T6">im Park</text:span><text:span text:style-name="T2"> <text:s text:c="33"/></text:span>1<text:span text:style-name="T7">5.00</text:span> Uhr</text:p>
            <text:p text:style-name="P22"/>
            <text:p text:style-name="P18"><text:span text:style-name="T7">02</text:span>.<text:span text:style-name="T7">12.</text:span> <text:s text:c="9"/><text:span text:style-name="T6">Jahreshauptversammlung</text:span><text:span text:style-name="T2"> <text:s text:c="2"/></text:span>1<text:span text:style-name="T7">9</text:span>.<text:span text:style-name="T9">00</text:span> Uh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45cm" fo:margin-bottom="0.291cm" fo:margin-left="0.245cm" fo:margin-right="0.254cm" style:writing-mode="lr-tb" style:footnote-max-height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2:08:56.655066612</meta:creation-date>
    <dc:date>2016-01-03T10:35:31.989134415</dc:date>
    <meta:editing-duration>PT49M14S</meta:editing-duration>
    <meta:editing-cycles>2</meta:editing-cycles>
    <meta:generator>LibreOffice/5.0.4.2$Linux_X86_64 LibreOffice_project/00m0$Build-2</meta:generator>
    <meta:document-statistic meta:table-count="1" meta:image-count="0" meta:object-count="0" meta:page-count="1" meta:paragraph-count="72" meta:word-count="252" meta:character-count="3756" meta:non-whitespace-character-count="1932"/>
  </office:meta>
</office:document-meta>
</file>